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2.256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subtitle" style:list-style-name="L3">
      <style:graphic-properties draw:fill-color="#ffffff" draw:auto-grow-height="true" fo:min-height="13.86cm"/>
    </style:style>
    <style:style style:name="pr7" style:family="presentation" style:parent-style-name="Blue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align="start" fo:text-indent="0cm"/>
      <style:text-properties fo:font-size="3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0cm" fo:margin-right="0cm" fo:text-indent="0cm"/>
      <style:text-properties style:use-window-font-color="true" fo:font-weight="normal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0cm" fo:margin-right="0cm" fo:text-indent="0cm"/>
      <style:text-properties fo:font-size="16pt"/>
    </style:style>
    <style:style style:name="P11" style:family="paragraph">
      <style:paragraph-properties fo:margin-left="0cm" fo:margin-right="0cm" fo:text-align="start" fo:text-indent="0cm"/>
      <style:text-properties fo:font-size="18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align="start" fo:text-indent="0cm"/>
      <style:text-properties fo:font-size="24pt"/>
    </style:style>
    <style:style style:name="P14" style:family="paragraph">
      <style:paragraph-properties fo:margin-left="0cm" fo:margin-right="0cm" fo:text-align="start" fo:text-indent="0cm"/>
      <style:text-properties fo:font-size="22pt"/>
    </style:style>
    <style:style style:name="T1" style:family="text">
      <style:text-properties fo:font-size="24pt"/>
    </style:style>
    <style:style style:name="T2" style:family="text">
      <style:text-properties fo:font-size="32pt" fo:font-style="normal" style:text-underline-style="solid" style:text-underline-width="auto" style:text-underline-color="font-color" fo:font-weight="bold"/>
    </style:style>
    <style:style style:name="T3" style:family="text">
      <style:text-properties fo:font-size="20pt"/>
    </style:style>
    <style:style style:name="T4" style:family="text">
      <style:text-properties fo:font-size="32pt" style:text-underline-style="solid" style:text-underline-width="auto" style:text-underline-color="font-color" fo:font-weight="bold"/>
    </style:style>
    <style:style style:name="T5" style:family="text">
      <style:text-properties fo:font-size="18pt"/>
    </style:style>
    <style:style style:name="T6" style:family="text">
      <style:text-properties fo:color="#993366" fo:font-size="16pt" fo:font-weight="bold"/>
    </style:style>
    <style:style style:name="T7" style:family="text">
      <style:text-properties style:use-window-font-color="true" fo:font-size="16pt" fo:font-weight="normal"/>
    </style:style>
    <style:style style:name="T8" style:family="text">
      <style:text-properties fo:color="#ff0000" fo:font-size="16pt" fo:font-weight="normal"/>
    </style:style>
    <style:style style:name="T9" style:family="text">
      <style:text-properties fo:color="#008000" fo:font-size="16pt" fo:font-weight="normal"/>
    </style:style>
    <style:style style:name="T10" style:family="text">
      <style:text-properties fo:font-size="36pt"/>
    </style:style>
    <style:style style:name="T11" style:family="text">
      <style:text-properties fo:font-size="16pt"/>
    </style:style>
    <style:style style:name="T12" style:family="text">
      <style:text-properties fo:color="#ff0000" fo:font-size="16pt"/>
    </style:style>
    <style:style style:name="T13" style:family="text">
      <style:text-properties fo:color="#008000" fo:font-size="16pt"/>
    </style:style>
    <style:style style:name="T14" style:family="text">
      <style:text-properties style:use-window-font-color="true" fo:font-size="16pt"/>
    </style:style>
    <style:style style:name="T15" style:family="text">
      <style:text-properties style:use-window-font-color="true" fo:font-size="16pt" fo:font-weight="bold"/>
    </style:style>
    <style:style style:name="T16" style:family="text">
      <style:text-properties fo:font-size="20pt" fo:font-style="italic"/>
    </style:style>
    <style:style style:name="T17" style:family="text">
      <style:text-properties fo:color="#993366" fo:font-size="18pt" fo:font-weight="bold"/>
    </style:style>
    <style:style style:name="T18" style:family="text">
      <style:text-properties fo:color="#ff0000" fo:font-size="18pt"/>
    </style:style>
    <style:style style:name="T19" style:family="text">
      <style:text-properties fo:color="#008000" fo:font-size="18pt"/>
    </style:style>
    <style:style style:name="T20" style:family="text">
      <style:text-properties fo:color="#000000" fo:font-size="18pt" fo:font-weight="normal"/>
    </style:style>
    <style:style style:name="T21" style:family="text">
      <style:text-properties fo:color="#ff0000" fo:font-size="18pt" fo:font-weight="normal"/>
    </style:style>
    <style:style style:name="T22" style:family="text">
      <style:text-properties fo:color="#008000" fo:font-size="18pt" fo:font-weight="normal"/>
    </style:style>
    <style:style style:name="T23" style:family="text">
      <style:text-properties style:use-window-font-color="true" fo:font-size="18pt" fo:font-weight="normal"/>
    </style:style>
    <style:style style:name="T24" style:family="text">
      <style:text-properties fo:color="#000000" fo:font-size="24pt" fo:font-weight="normal"/>
    </style:style>
    <style:style style:name="T25" style:family="text">
      <style:text-properties fo:color="#ff0000" fo:font-size="24pt"/>
    </style:style>
    <style:style style:name="T26" style:family="text">
      <style:text-properties fo:color="#993366" fo:font-size="24pt" fo:font-weight="bold"/>
    </style:style>
    <style:style style:name="T27" style:family="text">
      <style:text-properties fo:color="#008000" fo:font-size="24pt"/>
    </style:style>
    <style:style style:name="T28" style:family="text">
      <style:text-properties fo:color="#00ae00" fo:font-size="24pt"/>
    </style:style>
    <style:style style:name="T29" style:family="text">
      <style:text-properties fo:color="#993366" fo:font-size="22pt" fo:font-weight="bold"/>
    </style:style>
    <style:style style:name="T30" style:family="text">
      <style:text-properties fo:font-size="22pt"/>
    </style:style>
    <style:style style:name="T31" style:family="text">
      <style:text-properties style:use-window-font-color="true" fo:font-size="22pt" fo:font-weight="bold"/>
    </style:style>
    <style:style style:name="T32" style:family="text">
      <style:text-properties style:use-window-font-color="true" fo:font-size="22pt" fo:font-weight="normal"/>
    </style:style>
    <style:style style:name="T33" style:family="text">
      <style:text-properties fo:color="#000000" fo:font-size="22pt" fo:font-weight="normal"/>
    </style:style>
    <style:style style:name="T34" style:family="text">
      <style:text-properties fo:color="#ff0000" fo:font-size="22pt" fo:font-weight="normal"/>
    </style:style>
    <style:style style:name="T35" style:family="text">
      <style:text-properties fo:color="#008000" fo:font-size="22pt" fo:font-weight="normal"/>
    </style:style>
    <style:style style:name="T36" style:family="text">
      <style:text-properties fo:color="#008000" fo:font-size="22pt" fo:font-style="italic" fo:font-weight="normal"/>
    </style:style>
    <style:style style:name="T37" style:family="text">
      <style:text-properties fo:color="#ff0000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67cm" svg:height="2.507cm" svg:x="1cm" svg:y="0.5cm" presentation:class="title">
          <draw:text-box>
            <text:p text:style-name="P1">LWT Authentication System<text:line-break/><text:span text:style-name="T1">Making authentication easy</text:span></text:p>
          </draw:text-box>
        </draw:frame>
        <draw:frame presentation:style-name="pr2" draw:text-style-name="P3" draw:layer="layout" svg:width="25.199cm" svg:height="13.609cm" svg:x="1.4cm" svg:y="5.039cm" presentation:class="subtitle">
          <draw:text-box>
            <text:p text:style-name="P2"><text:span text:style-name="T2">Homepage:</text:span><text:span text:style-name="T3"> </text:span><text:span text:style-name="T3"><text:a xlink:href="http://rails.lotswholetime.com/trac/wiki/LWTAuthenticationSystem">http://rails.lotswholetime.com/trac/wiki/LWTAuthenticationSystem</text:a></text:span></text:p>
            <text:p text:style-name="P2"><text:span text:style-name="T3"/></text:p>
            <text:p text:style-name="P2"><text:span text:style-name="T3"/></text:p>
            <text:p text:style-name="P2"><text:span text:style-name="T4">SVN:</text:span></text:p>
            <text:p text:style-name="P2"><text:span text:style-name="T3"><text:a xlink:href="http://rails.lotswholetime.com/svn/lwt_authentication_system">http://rails.lotswholetime.com/svn/lwt_authentication_system</text:a>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1"><text:span text:style-name="T3">Mark Van Holstyn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user-transformed="true">
            <draw:text-box>
              <text:p text:style-name="P4">Theme created by</text:p>
              <text:p text:style-name="P4"><text:tab/>Sakari Koivunen and Henrik Omma</text:p>
              <text:p text:style-name="P4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5" draw:layer="layout" svg:width="25.199cm" svg:height="13.609cm" svg:x="1.4cm" svg:y="5.039cm" presentation:class="subtitle">
          <draw:text-box>
            <text:p text:style-name="P2"><text:span text:style-name="T5">$ rails demo -d sqlite3</text:span></text:p>
            <text:p text:style-name="P2"><text:span text:style-name="T5">$ cd demo</text:span></text:p>
            <text:p text:style-name="P2"><text:span text:style-name="T5">$ ruby script/plugin install \</text:span></text:p>
            <text:p text:style-name="P2"><text:span text:style-name="T5"><text:tab/></text:span><text:span text:style-name="T5"><text:a xlink:href="http://rails.lotswholetime.com/svn/lwt_authentication_system/trunk/">http://rails.lotswholetime.com/svn/lwt_authentication_system/trunk</text:a></text:span><text:span text:style-name="T5"> \</text:span></text:p>
            <text:p text:style-name="P2"><text:span text:style-name="T5"><text:tab/></text:span><text:span text:style-name="T5">lwt_authentication_system</text:span></text:p>
            <text:p text:style-name="P2"><text:span text:style-name="T5">$ ruby script/generate lwt_authentication_system</text:span></text:p>
            <text:p text:style-name="P2"><text:span text:style-name="T5">$ rake </text:span><text:span text:style-name="T5"><text:a xlink:href="db:migrate">db:migrate</text:a></text:span></text:p>
            <text:p text:style-name="P2"><text:span text:style-name="T5">$ ruby script/server</text:span></text:p>
          </draw:text-box>
        </draw:frame>
        <draw:frame presentation:style-name="pr4" draw:text-style-name="P6" draw:layer="layout" svg:width="25.67cm" svg:height="2.256cm" svg:x="1cm" svg:y="0.625cm" presentation:class="title" presentation:user-transformed="true">
          <draw:text-box>
            <text:p text:style-name="P6">Quick Demo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5" draw:text-style-name="P7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 presentation:use-date-time-name="dtd1">
        <office:forms form:automatic-focus="false" form:apply-design-mode="false"/>
        <draw:frame presentation:style-name="pr6" draw:text-style-name="P8" draw:layer="layout" svg:width="25.199cm" svg:height="13.86cm" svg:x="1.4cm" svg:y="4.914cm" presentation:class="subtitle">
          <draw:text-box>
            <text:p text:style-name="P2"><text:span text:style-name="T6">class</text:span><text:span text:style-name="T7"> Group &lt; ActiveRecord::Base</text:span></text:p>
            <text:p text:style-name="P2"><text:span text:style-name="T7"><text:tab/></text:span><text:span text:style-name="T7">has_many </text:span><text:span text:style-name="T8">:users</text:span></text:p>
            <text:p text:style-name="P2"><text:span text:style-name="T7"><text:tab/></text:span><text:span text:style-name="T7">has_many </text:span><text:span text:style-name="T8">:privilege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Privilege &lt; ActiveRecord::Base</text:span></text:p>
            <text:p text:style-name="P2"><text:span text:style-name="T7"><text:tab/></text:span><text:span text:style-name="T7">has_many </text:span><text:span text:style-name="T8">:groups</text:span><text:span text:style-name="T7">, </text:span><text:span text:style-name="T8">:through</text:span><text:span text:style-name="T7"> =&gt; </text:span><text:span text:style-name="T8">:group_privileges</text:span></text:p>
            <text:p text:style-name="P2"><text:span text:style-name="T7"><text:tab/></text:span><text:span text:style-name="T7">has_many </text:span><text:span text:style-name="T8">:group_privileges</text:span><text:span text:style-name="T7">, </text:span><text:span text:style-name="T8">:dependent</text:span><text:span text:style-name="T7"> =&gt; </text:span><text:span text:style-name="T8">:destroy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name</text:span></text:p>
            <text:p text:style-name="P2"><text:span text:style-name="T6">end</text:span></text:p>
            <text:p text:style-name="P2"><text:span text:style-name="T7"/></text:p>
            <text:p text:style-name="P2"><text:span text:style-name="T6">class</text:span><text:span text:style-name="T7"> GroupPrivilege &lt; ActiveRecord::Base</text:span></text:p>
            <text:p text:style-name="P2"><text:span text:style-name="T7"><text:tab/></text:span><text:span text:style-name="T7">set_table_name </text:span><text:span text:style-name="T9">"groups_privileges"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7"><text:tab/></text:span><text:span text:style-name="T7">belongs_to </text:span><text:span text:style-name="T8">:privilege</text:span></text:p>
            <text:p text:style-name="P2"><text:span text:style-name="T6">end</text:span></text:p>
          </draw:text-box>
        </draw:frame>
        <draw:frame presentation:style-name="pr1" draw:text-style-name="P9" draw:layer="layout" svg:width="25.67cm" svg:height="2.507cm" svg:x="1cm" svg:y="0.5cm" presentation:class="title" presentation:user-transformed="true">
          <draw:text-box>
            <text:p text:style-name="P6"><text:span text:style-name="T10">The ACLs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 presentation:use-date-time-name="dtd1">
        <office:forms form:automatic-focus="false" form:apply-design-mode="false"/>
        <draw:frame presentation:style-name="pr2" draw:text-style-name="P10" draw:layer="layout" svg:width="25.199cm" svg:height="13.609cm" svg:x="1.4cm" svg:y="5.039cm" presentation:class="subtitle" presentation:user-transformed="true">
          <draw:text-box>
            <text:p text:style-name="P2"><text:span text:style-name="T6">class</text:span><text:span text:style-name="T11"> User &lt; ActiveRecord::Base</text:span></text:p>
            <text:p text:style-name="P2"><text:span text:style-name="T11"><text:tab/></text:span><text:span text:style-name="T11">acts_as_login_model </text:span><text:span text:style-name="T12">:password_validation_message</text:span><text:span text:style-name="T11"> =&gt; </text:span><text:span text:style-name="T13">"Passwords must match"</text:span><text:span text:style-name="T11">,</text:span></text:p>
            <text:p text:style-name="P2"><text:span text:style-name="T12"><text:tab/></text:span><text:span text:style-name="T12"><text:tab/></text:span><text:span text:style-name="T12">:username_validation_message</text:span><text:span text:style-name="T11"> =&gt; </text:span><text:span text:style-name="T13">"Username cannot be blank"</text:span><text:span text:style-name="T11">,</text:span></text:p>
            <text:p text:style-name="P2"><text:span text:style-name="T11"><text:tab/></text:span><text:span text:style-name="T11"><text:tab/></text:span><text:span text:style-name="T12">:username_unique_validation_message</text:span><text:span text:style-name="T11"> =&gt; </text:span><text:span text:style-name="T13">"Username has already been taken"</text:span><text:span text:style-name="T14">,</text:span></text:p>
            <text:p text:style-name="P2"><text:span text:style-name="T14"><text:tab/></text:span><text:span text:style-name="T14"><text:tab/></text:span><text:span text:style-name="T12">:use_salt</text:span><text:span text:style-name="T14"> =&gt; </text:span><text:span text:style-name="T6">false</text:span></text:p>
            <text:p text:style-name="P2"><text:span text:style-name="T14"/></text:p>
            <text:p text:style-name="P2"><text:span text:style-name="T14"><text:tab/></text:span><text:span text:style-name="T14">hash_password </text:span><text:span text:style-name="T6">do</text:span><text:span text:style-name="T14"> |password, salt|</text:span></text:p>
            <text:p text:style-name="P2"><text:span text:style-name="T14"><text:tab/></text:span><text:span text:style-name="T14"><text:tab/></text:span><text:span text:style-name="T14">MD5.hexdigest( password )</text:span></text:p>
            <text:p text:style-name="P2"><text:span text:style-name="T15"><text:tab/></text:span><text:span text:style-name="T6">end</text:span></text:p>
            <text:p text:style-name="P2"><text:span text:style-name="T6"/></text:p>
            <text:p text:style-name="P2"><text:span text:style-name="T6"><text:tab/></text:span><text:span text:style-name="T7">validate_password </text:span><text:span text:style-name="T6">do</text:span><text:span text:style-name="T7"> |user, password|</text:span></text:p>
            <text:p text:style-name="P2"><text:span text:style-name="T7"><text:tab/></text:span><text:span text:style-name="T7"><text:tab/></text:span><text:span text:style-name="T9">#Add any password validation here</text:span></text:p>
            <text:p text:style-name="P2"><text:span text:style-name="T7"><text:tab/></text:span><text:span text:style-name="T6">end</text:span></text:p>
            <text:p text:style-name="P2"><text:span text:style-name="T7"/></text:p>
            <text:p text:style-name="P2"><text:span text:style-name="T7"><text:tab/></text:span><text:span text:style-name="T7">belongs_to </text:span><text:span text:style-name="T8">:group</text:span></text:p>
            <text:p text:style-name="P2"><text:span text:style-name="T7"/></text:p>
            <text:p text:style-name="P2"><text:span text:style-name="T7"><text:tab/></text:span><text:span text:style-name="T7">validates_presence_of </text:span><text:span text:style-name="T8">:username</text:span><text:span text:style-name="T7"><text:tab/></text:span><text:span text:style-name="T7"><text:tab/></text:span><text:span text:style-name="T9">#message used from configuration above</text:span></text:p>
            <text:p text:style-name="P2"><text:span text:style-name="T7"><text:tab/></text:span><text:span text:style-name="T7">validates_uniqueness_of </text:span><text:span text:style-name="T8">:username</text:span><text:span text:style-name="T8"><text:tab/></text:span><text:span text:style-name="T7"><text:tab/></text:span><text:span text:style-name="T9">#message used from configuration above</text:span></text:p>
            <text:p text:style-name="P2"><text:span text:style-name="T7"><text:tab/></text:span><text:span text:style-name="T7">validate </text:span><text:span text:style-name="T8">:validate_password</text:span><text:span text:style-name="T7"><text:tab/></text:span><text:span text:style-name="T7"><text:tab/></text:span><text:span text:style-name="T7"><text:tab/></text:span><text:span text:style-name="T9">#message used from configuration above</text:span></text:p>
            <text:p text:style-name="P2"><text:span text:style-name="T6">end</text:span></text:p>
          </draw:text-box>
        </draw:frame>
        <draw:frame presentation:style-name="pr4" draw:text-style-name="P6" draw:layer="layout" svg:width="25.67cm" svg:height="2.256cm" svg:x="1cm" svg:y="0.625cm" presentation:class="title" presentation:user-transformed="true">
          <draw:text-box>
            <text:p text:style-name="P6">The Model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6" draw:layer="layout" svg:width="25.67cm" svg:height="2.507cm" svg:x="1cm" svg:y="0.5cm" presentation:class="title" presentation:user-transformed="true">
          <draw:text-box>
            <text:p text:style-name="P6">The Controller<text:line-break/><text:span text:style-name="T16">login</text:span></text:p>
          </draw:text-box>
        </draw:frame>
        <draw:frame presentation:style-name="pr7" draw:text-style-name="P11" draw:layer="layout" svg:width="25.199cm" svg:height="16.215cm" svg:x="1.4cm" svg:y="3.737cm" presentation:class="subtitle" presentation:user-transformed="true">
          <draw:text-box>
            <text:p text:style-name="P2"><text:span text:style-name="T17">class</text:span><text:span text:style-name="T5"> UsersController &lt; ApplicationController</text:span></text:p>
            <text:p text:style-name="P2"><text:span text:style-name="T5"><text:tab/></text:span><text:span text:style-name="T5">acts_as_login_controller </text:span><text:span text:style-name="T18">:login_flash</text:span><text:span text:style-name="T5"> =&gt;</text:span><text:span text:style-name="T19">”Please login”</text:span><text:span text:style-name="T5">,</text:span></text:p>
            <text:p text:style-name="P2"><text:span text:style-name="T18"><text:tab/></text:span><text:span text:style-name="T18"><text:tab/></text:span><text:span text:style-name="T18">:invalid_login_flash</text:span><text:span text:style-name="T5"> =&gt; </text:span><text:span text:style-name="T19">“Invalid login credentials”</text:span><text:span text:style-name="T5">,</text:span></text:p>
            <text:p text:style-name="P2"><text:span text:style-name="T18"><text:tab/></text:span><text:span text:style-name="T18"><text:tab/></text:span><text:span text:style-name="T18">:track_pre_login_url</text:span><text:span text:style-name="T5"> =&gt; </text:span><text:span text:style-name="T17">true</text:span></text:p>
            <text:p text:style-name="P2"><text:span text:style-name="T20"/></text:p>
            <text:p text:style-name="P2"><text:span text:style-name="T20"><text:tab/></text:span><text:span text:style-name="T20">redirect_after_logout </text:span><text:span text:style-name="T17">do</text:span></text:p>
            <text:p text:style-name="P2"><text:span text:style-name="T20"><text:tab/></text:span><text:span text:style-name="T20"><text:tab/></text:span><text:span text:style-name="T20">{ </text:span><text:span text:style-name="T21">:action</text:span><text:span text:style-name="T20"> =&gt; </text:span><text:span text:style-name="T22">”login”</text:span><text:span text:style-name="T20"> }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2">#This MUST be defined in your application</text:span></text:p>
            <text:p text:style-name="P2"><text:span text:style-name="T17"><text:tab/></text:span><text:span text:style-name="T20">redirect_after_login </text:span><text:span text:style-name="T17">do</text:span></text:p>
            <text:p text:style-name="P2"><text:span text:style-name="T20"><text:tab/></text:span><text:span text:style-name="T20"><text:tab/></text:span><text:span text:style-name="T20">{ </text:span><text:span text:style-name="T21">:controller</text:span><text:span text:style-name="T20"> =&gt; </text:span><text:span text:style-name="T22">”projects”</text:span><text:span text:style-name="T20"> }</text:span></text:p>
            <text:p text:style-name="P2"><text:span text:style-name="T20"><text:tab/></text:span><text:span text:style-name="T17">end</text:span></text:p>
            <text:p text:style-name="P2"><text:span text:style-name="T17"><text:tab/></text:span></text:p>
            <text:p text:style-name="P2"><text:span text:style-name="T17"><text:tab/></text:span><text:span text:style-name="T17">def</text:span><text:span text:style-name="T23"> login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7">end</text:span></text:p>
            <text:p text:style-name="P2"><text:span text:style-name="T23"/></text:p>
            <text:p text:style-name="P2"><text:span text:style-name="T23"><text:tab/></text:span><text:span text:style-name="T17">def</text:span><text:span text:style-name="T23"> logout</text:span></text:p>
            <text:p text:style-name="P2"><text:span text:style-name="T23"><text:tab/></text:span><text:span text:style-name="T23"><text:tab/></text:span><text:span text:style-name="T22">#...</text:span></text:p>
            <text:p text:style-name="P2"><text:span text:style-name="T23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6">configuration</text:span></text:p>
          </draw:text-box>
        </draw:frame>
        <draw:frame presentation:style-name="pr2" draw:text-style-name="P12" draw:layer="layout" svg:width="25.199cm" svg:height="13.609cm" svg:x="1.4cm" svg:y="5.038cm" presentation:class="subtitle" presentation:user-transformed="true">
          <draw:text-box>
            <text:p text:style-name="P6"><text:span text:style-name="T5"/></text:p>
            <text:p text:style-name="P2"><text:span text:style-name="T17">class</text:span><text:span text:style-name="T5"> ApplicationController &lt; ActionController::Base</text:span></text:p>
            <text:p text:style-name="P2"><text:span text:style-name="T20"><text:tab/></text:span><text:span text:style-name="T20">on_not_logged_in </text:span><text:span text:style-name="T17">do</text:span></text:p>
            <text:p text:style-name="P2"><text:span text:style-name="T20"><text:tab/></text:span><text:span text:style-name="T20"><text:tab/></text:span><text:span text:style-name="T23">redirect_to </text:span><text:span text:style-name="T21">:controller</text:span><text:span text:style-name="T20"> =&gt; </text:span><text:span text:style-name="T22">“users”</text:span><text:span text:style-name="T20">, </text:span><text:span text:style-name="T21">:action</text:span><text:span text:style-name="T20"> =&gt; </text:span><text:span text:style-name="T22">”login”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on_permission_denied </text:span><text:span text:style-name="T17">do</text:span></text:p>
            <text:p text:style-name="P2"><text:span text:style-name="T20"><text:tab/></text:span><text:span text:style-name="T20"><text:tab/></text:span><text:span text:style-name="T17">false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on_permission_granted </text:span><text:span text:style-name="T17">do</text:span></text:p>
            <text:p text:style-name="P2"><text:span text:style-name="T20"><text:tab/></text:span><text:span text:style-name="T20"><text:tab/></text:span><text:span text:style-name="T17">true</text:span></text:p>
            <text:p text:style-name="P2"><text:span text:style-name="T20"><text:tab/></text:span><text:span text:style-name="T17">end</text:span></text:p>
            <text:p text:style-name="P2"><text:span text:style-name="T17"/></text:p>
            <text:p text:style-name="P2"><text:span text:style-name="T17"><text:tab/></text:span><text:span text:style-name="T20">set_login_model</text:span><text:span text:style-name="T21"> :user</text:span></text:p>
            <text:p text:style-name="P2"><text:span text:style-name="T20"><text:tab/></text:span><text:span text:style-name="T20">set_login_controller</text:span><text:span text:style-name="T21"> :users_controller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67cm" svg:height="2.3cm" svg:x="1cm" svg:y="0.603cm" presentation:class="title" presentation:user-transformed="true">
          <draw:text-box>
            <text:p text:style-name="P6">The Controller<text:line-break/><text:span text:style-name="T16">restrict_to &amp; current_user</text:span></text:p>
          </draw:text-box>
        </draw:frame>
        <draw:frame presentation:style-name="pr2" draw:text-style-name="P6" draw:layer="layout" svg:width="25.199cm" svg:height="13.609cm" svg:x="1.4cm" svg:y="5.039cm" presentation:class="subtitle">
          <draw:text-box>
            <text:p text:style-name="P6"><text:span text:style-name="T5"/></text:p>
            <text:p text:style-name="P2"><text:span text:style-name="T17">class</text:span><text:span text:style-name="T5"> ProjectController &lt; ApplicationController</text:span></text:p>
            <text:p text:style-name="P2"><text:span text:style-name="T20"><text:tab/></text:span><text:span text:style-name="T20">restrict_to </text:span><text:span text:style-name="T21">:admin</text:span><text:span text:style-name="T20">, </text:span><text:span text:style-name="T21">:manager</text:span><text:span text:style-name="T20">, </text:span><text:span text:style-name="T21">:only</text:span><text:span text:style-name="T20"> =&gt; </text:span><text:span text:style-name="T21">:create</text:span></text:p>
            <text:p text:style-name="P2"><text:span text:style-name="T20"/></text:p>
            <text:p text:style-name="P2"><text:span text:style-name="T20"><text:tab/></text:span><text:span text:style-name="T17">def</text:span><text:span text:style-name="T20"> update</text:span></text:p>
            <text:p text:style-name="P2"><text:span text:style-name="T20"><text:tab/></text:span><text:span text:style-name="T20"><text:tab/></text:span><text:span text:style-name="T17">if</text:span><text:span text:style-name="T20"> current_user.has_privilege? </text:span><text:span text:style-name="T21">:admin</text:span><text:span text:style-name="T20">, </text:span><text:span text:style-name="T21">:manager</text:span></text:p>
            <text:p text:style-name="P2"><text:span text:style-name="T20"><text:tab/></text:span><text:span text:style-name="T20"><text:tab/></text:span><text:span text:style-name="T20"><text:tab/></text:span><text:span text:style-name="T22">#...</text:span></text:p>
            <text:p text:style-name="P2"><text:span text:style-name="T20"><text:tab/></text:span><text:span text:style-name="T20"><text:tab/></text:span><text:span text:style-name="T17">end</text:span></text:p>
            <text:p text:style-name="P2"><text:span text:style-name="T20"><text:tab/></text:span><text:span text:style-name="T17">end</text:span></text:p>
            <text:p text:style-name="P2"><text:span text:style-name="T17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5.67cm" svg:height="2.256cm" svg:x="1cm" svg:y="0.625cm" presentation:class="title">
          <draw:text-box>
            <text:p text:style-name="P6">The View</text:p>
          </draw:text-box>
        </draw:frame>
        <draw:frame presentation:style-name="pr2" draw:text-style-name="P13" draw:layer="layout" svg:width="25.199cm" svg:height="13.609cm" svg:x="1.4cm" svg:y="5.039cm" presentation:class="subtitle">
          <draw:text-box>
            <text:p text:style-name="P2"><text:span text:style-name="T1"><text:tab/></text:span><text:span text:style-name="T1">&lt;% </text:span><text:span text:style-name="T24">restrict_to </text:span><text:span text:style-name="T25">:admin</text:span><text:span text:style-name="T1">, :</text:span><text:span text:style-name="T25">manager</text:span><text:span text:style-name="T26"> do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7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6">end</text:span><text:span text:style-name="T1"> %&gt;</text:span></text:p>
            <text:p text:style-name="P2"><text:span text:style-name="T1"/></text:p>
            <text:p text:style-name="P2"><text:span text:style-name="T1"><text:tab/></text:span><text:span text:style-name="T1">&lt;% </text:span><text:span text:style-name="T26">if</text:span><text:span text:style-name="T1"> current_user.has_privilege? </text:span><text:span text:style-name="T25">:admin</text:span><text:span text:style-name="T1">, :</text:span><text:span text:style-name="T25">manager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7">“Admin Stuff”</text:span><text:span text:style-name="T1">, admin_url <text:s/>%&gt;</text:span></text:p>
            <text:p text:style-name="P2"><text:span text:style-name="T1"><text:tab/></text:span><text:span text:style-name="T1">&lt;% </text:span><text:span text:style-name="T26">else</text:span><text:span text:style-name="T1"> %&gt;</text:span></text:p>
            <text:p text:style-name="P2"><text:span text:style-name="T1"><text:tab/></text:span><text:span text:style-name="T1"><text:tab/></text:span><text:span text:style-name="T1">&lt;%= link_to </text:span><text:span text:style-name="T28">“</text:span><text:span text:style-name="T27">User Stuff”</text:span><text:span text:style-name="T1">, user_url %&gt;</text:span></text:p>
            <text:p text:style-name="P2"><text:span text:style-name="T1"><text:tab/></text:span><text:span text:style-name="T1">&lt;% </text:span><text:span text:style-name="T26">end</text:span><text:span text:style-name="T1"> %&gt;</text:span></text:p>
            <text:p text:style-name="P2"><text:span text:style-name="T1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Convention Over Configuration</text:p>
          </draw:text-box>
        </draw:frame>
        <draw:frame presentation:style-name="pr2" draw:text-style-name="P14" draw:layer="layout" svg:width="25.199cm" svg:height="13.609cm" svg:x="1.4cm" svg:y="5.04cm" presentation:class="subtitle" presentation:user-transformed="true">
          <draw:text-box>
            <text:p text:style-name="P2"><text:span text:style-name="T29">class</text:span><text:span text:style-name="T30"> User &lt; ActiveRecord::Base</text:span></text:p>
            <text:p text:style-name="P2"><text:span text:style-name="T30"><text:tab/></text:span><text:span text:style-name="T30">acts_as_login_model</text:span></text:p>
            <text:p text:style-name="P2"><text:span text:style-name="T29">end</text:span></text:p>
            <text:p text:style-name="P2"><text:span text:style-name="T29"/></text:p>
            <text:p text:style-name="P2"><text:span text:style-name="T29">class</text:span><text:span text:style-name="T31"> </text:span><text:span text:style-name="T32">UsersController &lt; ApplicationController</text:span></text:p>
            <text:p text:style-name="P2"><text:span text:style-name="T30"><text:tab/></text:span><text:span text:style-name="T30">acts_as_login_controller</text:span></text:p>
            <text:p text:style-name="P2"><text:span text:style-name="T29"><text:tab/></text:span><text:span text:style-name="T33">redirect_after_login { { </text:span><text:span text:style-name="T34">:controller</text:span><text:span text:style-name="T33"> =&gt; </text:span><text:span text:style-name="T35">”projects”</text:span><text:span text:style-name="T33"> } }</text:span></text:p>
            <text:p text:style-name="P2"><text:span text:style-name="T29">end</text:span></text:p>
            <text:p text:style-name="P2"><text:span text:style-name="T29"/></text:p>
            <text:p text:style-name="P2"><text:span text:style-name="T35">#Add your </text:span><text:span text:style-name="T36">restrict_to</text:span><text:span text:style-name="T35">'s</text:span></text:p>
            <text:p text:style-name="P2"><text:span text:style-name="T29"/></text:p>
            <text:p text:style-name="P2"><text:span text:style-name="T29"/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9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0" presentation:use-date-time-name="dtd1">
        <draw:frame presentation:style-name="pr4" draw:text-style-name="P6" draw:layer="layout" svg:width="25.67cm" svg:height="2.256cm" svg:x="1cm" svg:y="0.625cm" presentation:class="title">
          <draw:text-box>
            <text:p text:style-name="P6">Database</text:p>
          </draw:text-box>
        </draw:frame>
        <draw:frame presentation:style-name="pr2" draw:text-style-name="P14" draw:layer="layout" svg:width="25.199cm" svg:height="15.335cm" svg:x="1.4cm" svg:y="4.172cm" presentation:class="subtitle" presentation:user-transformed="true">
          <draw:text-box>
            <text:p text:style-name="P2"><text:span text:style-name="T30">create_table </text:span><text:span text:style-name="T37">:groups</text:span><text:span text:style-name="T30"> </text:span><text:span text:style-name="T29">do</text:span><text:span text:style-name="T30"> |t|</text:span></text:p>
            <text:p text:style-name="P2"><text:span text:style-name="T30"><text:tab/></text:span><text:span text:style-name="T30">t.column </text:span><text:span text:style-name="T37">:name</text:span><text:span text:style-name="T30">, </text:span><text:span text:style-name="T37">:string</text:span></text:p>
            <text:p text:style-name="P2"><text:span text:style-name="T29">end</text:span></text:p>
            <text:p text:style-name="P2"><text:span text:style-name="T30"/></text:p>
            <text:p text:style-name="P2"><text:span text:style-name="T30">create_table</text:span><text:span text:style-name="T37"> :privileges</text:span><text:span text:style-name="T30"> </text:span><text:span text:style-name="T29">do</text:span><text:span text:style-name="T30"> |t|</text:span></text:p>
            <text:p text:style-name="P2"><text:span text:style-name="T30"><text:tab/></text:span><text:span text:style-name="T30">t.column </text:span><text:span text:style-name="T37">:name</text:span><text:span text:style-name="T30">, </text:span><text:span text:style-name="T37">:string</text:span></text:p>
            <text:p text:style-name="P2"><text:span text:style-name="T29">end</text:span></text:p>
            <text:p text:style-name="P2"><text:span text:style-name="T30"/></text:p>
            <text:p text:style-name="P2"><text:span text:style-name="T30">create_table </text:span><text:span text:style-name="T37">:groups_privileges</text:span><text:span text:style-name="T30"> </text:span><text:span text:style-name="T29">do</text:span><text:span text:style-name="T30"> |t|</text:span></text:p>
            <text:p text:style-name="P2"><text:span text:style-name="T30"><text:tab/></text:span><text:span text:style-name="T30">t.column </text:span><text:span text:style-name="T37">:group_id</text:span><text:span text:style-name="T30">, </text:span><text:span text:style-name="T37">:integer</text:span></text:p>
            <text:p text:style-name="P2"><text:span text:style-name="T30"><text:tab/></text:span><text:span text:style-name="T30">t.column </text:span><text:span text:style-name="T37">:privilege_id</text:span><text:span text:style-name="T30">, </text:span><text:span text:style-name="T37">:integer</text:span></text:p>
            <text:p text:style-name="P2"><text:span text:style-name="T29">end</text:span></text:p>
            <text:p text:style-name="P2"><text:span text:style-name="T30"/></text:p>
            <text:p text:style-name="P2"><text:span text:style-name="T30">create_table </text:span><text:span text:style-name="T37">:users</text:span><text:span text:style-name="T30"> do |t|</text:span></text:p>
            <text:p text:style-name="P2"><text:span text:style-name="T30"><text:tab/></text:span><text:span text:style-name="T30">t.column </text:span><text:span text:style-name="T37">:username</text:span><text:span text:style-name="T30">, </text:span><text:span text:style-name="T37">:string</text:span></text:p>
            <text:p text:style-name="P2"><text:span text:style-name="T30"><text:tab/></text:span><text:span text:style-name="T30">t.column </text:span><text:span text:style-name="T37">:password_hash</text:span><text:span text:style-name="T30">, </text:span><text:span text:style-name="T37">:string</text:span></text:p>
            <text:p text:style-name="P2"><text:span text:style-name="T29">end</text:span>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0" presentation:class="page"/>
          <draw:frame presentation:style-name="pr5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5.67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1-07T02:09:39</meta:creation-date>
    <dc:date>2007-01-24T23:27:36</dc:date>
    <dc:language>en-GB</dc:language>
    <meta:editing-cycles>87</meta:editing-cycles>
    <meta:editing-duration>P1DT1H17M21S</meta:editing-duration>
    <meta:user-defined meta:name="Info 1"/>
    <meta:user-defined meta:name="Info 2"/>
    <meta:user-defined meta:name="Info 3"/>
    <meta:user-defined meta:name="Info 4"/>
    <meta:document-statistic meta:object-count="61"/>
  </office:meta>
</office:document-meta>
</file>